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7802e" officeooo:paragraph-rsid="0017802e" style:font-size-asian="10pt" style:font-size-complex="10pt"/>
    </style:style>
    <style:style style:name="P2" style:family="paragraph" style:parent-style-name="Standard">
      <style:text-properties fo:font-size="10pt" officeooo:rsid="0019576f" officeooo:paragraph-rsid="0017802e" style:font-size-asian="10pt" style:font-size-complex="10pt"/>
    </style:style>
    <style:style style:name="P3" style:family="paragraph" style:parent-style-name="Standard">
      <style:text-properties fo:font-size="10pt" officeooo:rsid="00197815" officeooo:paragraph-rsid="00197815" style:font-size-asian="10pt" style:font-size-complex="10pt"/>
    </style:style>
    <style:style style:name="P4" style:family="paragraph" style:parent-style-name="Standard">
      <style:text-properties fo:font-size="10pt" officeooo:rsid="001b736f" officeooo:paragraph-rsid="001b736f" style:font-size-asian="10pt" style:font-size-complex="10pt"/>
    </style:style>
    <style:style style:name="P5" style:family="paragraph" style:parent-style-name="Standard">
      <style:text-properties fo:font-size="10pt" officeooo:rsid="001ec2bd" officeooo:paragraph-rsid="001ec2bd" style:font-size-asian="10pt" style:font-size-complex="10pt"/>
    </style:style>
    <style:style style:name="P6" style:family="paragraph" style:parent-style-name="Standard">
      <style:text-properties fo:font-size="10pt" officeooo:rsid="001ec2bd" officeooo:paragraph-rsid="00219766" style:font-size-asian="10pt" style:font-size-complex="10pt"/>
    </style:style>
    <style:style style:name="P7" style:family="paragraph" style:parent-style-name="Standard">
      <style:text-properties fo:font-size="10pt" officeooo:rsid="00219766" officeooo:paragraph-rsid="00219766" style:font-size-asian="10pt" style:font-size-complex="10pt"/>
    </style:style>
    <style:style style:name="P8" style:family="paragraph" style:parent-style-name="Standard">
      <style:text-properties fo:font-size="10pt" officeooo:rsid="00259f2f" officeooo:paragraph-rsid="00259f2f" style:font-size-asian="10pt" style:font-size-complex="10pt"/>
    </style:style>
    <style:style style:name="P9" style:family="paragraph" style:parent-style-name="Standard">
      <style:text-properties fo:font-size="10pt" officeooo:rsid="0027f10c" officeooo:paragraph-rsid="0027f10c" style:font-size-asian="10pt" style:font-size-complex="10pt"/>
    </style:style>
    <style:style style:name="P10" style:family="paragraph" style:parent-style-name="Standard">
      <style:paragraph-properties fo:break-before="page"/>
      <style:text-properties fo:font-size="10pt" officeooo:rsid="00219766" officeooo:paragraph-rsid="00219766" style:font-size-asian="10pt" style:font-size-complex="10pt"/>
    </style:style>
    <style:style style:name="T1" style:family="text">
      <style:text-properties officeooo:rsid="001b736f"/>
    </style:style>
    <style:style style:name="T2" style:family="text">
      <style:text-properties officeooo:rsid="001d22d9"/>
    </style:style>
    <style:style style:name="T3" style:family="text">
      <style:text-properties officeooo:rsid="002197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D 1.</text:p>
      <text:p text:style-name="P1"/>
      <text:p text:style-name="P1">ptak(p).</text:p>
      <text:p text:style-name="P1">dzdzownica(d).</text:p>
      <text:p text:style-name="P1">ryba(r).</text:p>
      <text:p text:style-name="P1"/>
      <text:p text:style-name="P1">kot(my_cat).</text:p>
      <text:p text:style-name="P1">lubi(X,Y):-</text:p>
      <text:p text:style-name="P1"><text:tab/>ptak(X),<text:tab/>dzdzownica(Y).</text:p>
      <text:p text:style-name="P1">lubi(X,Y):-</text:p>
      <text:p text:style-name="P1"><text:tab/>kot(X),ryba(Y).</text:p>
      <text:p text:style-name="P1">przyjaciele(X,Y):-</text:p>
      <text:p text:style-name="P1"><text:tab/>lubi(X,Y),<text:span text:style-name="T1">lubi</text:span>(Y,X).</text:p>
      <text:p text:style-name="P1">przyjaciele(my_cat,me).</text:p>
      <text:p text:style-name="P1">jada(my_cat,Y):-</text:p>
      <text:p text:style-name="P1"><text:tab/>lubi(my_cat,Y).</text:p>
      <text:p text:style-name="P1"><text:tab/></text:p>
      <text:p text:style-name="P1">/*</text:p>
      <text:p text:style-name="P1">?- jada(my_cat,X).</text:p>
      <text:p text:style-name="P1">X = r.</text:p>
      <text:p text:style-name="P1">*/</text:p>
      <text:p text:style-name="P2"/>
      <text:p text:style-name="P3">ZAD 3.</text:p>
      <text:p text:style-name="P3"/>
      <text:p text:style-name="P3">smiertelny(X):-</text:p>
      <text:p text:style-name="P3"><text:tab/>czlowiek(X).</text:p>
      <text:p text:style-name="P3">czlowiek(sokrates).</text:p>
      <text:p text:style-name="P3"/>
      <text:p text:style-name="P3">/*</text:p>
      <text:p text:style-name="P3">?- smiertelny(sokrates).</text:p>
      <text:p text:style-name="P3">true.</text:p>
      <text:p text:style-name="P3">*/</text:p>
      <text:p text:style-name="P4"/>
      <text:p text:style-name="P4">ZAD 4/<text:span text:style-name="T2">5.</text:span> </text:p>
      <text:p text:style-name="P4"/>
      <text:p text:style-name="P4">sibling(X,Y):-</text:p>
      <text:p text:style-name="P4"><text:tab/>parent(Z,X),parent(Z,Y).</text:p>
      <text:p text:style-name="P4">sister(X,Y):-</text:p>
      <text:p text:style-name="P4"><text:tab/>female(X),sibling(X,Y).</text:p>
      <text:p text:style-name="P4">grandson(X,Y):-</text:p>
      <text:p text:style-name="P4"><text:tab/>parent(Y,Z),parent(Z,X).</text:p>
      <text:p text:style-name="P4">cousin(X,Y):-</text:p>
      <text:p text:style-name="P4"><text:tab/>male(X),parent(Z,X),parent(W,Y),sibling(Z,W).</text:p>
      <text:p text:style-name="P4">descendant(X,Y):-</text:p>
      <text:p text:style-name="P4"><text:tab/>parent(Y,X).</text:p>
      <text:p text:style-name="P4">descendant(X,Y):-</text:p>
      <text:p text:style-name="P4"><text:tab/>parent(Y,Z),descendant(X,Z).</text:p>
      <text:p text:style-name="P4">is_mother(X):-</text:p>
      <text:p text:style-name="P4"><text:tab/>female(X),parent(X,_).</text:p>
      <text:p text:style-name="P4">is_father(X):-</text:p>
      <text:p text:style-name="P4"><text:tab/>male(X),parent(X,_).</text:p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4">female(eve).</text:p>
      <text:p text:style-name="P4">female(helen).</text:p>
      <text:p text:style-name="P4">female(ivonne).</text:p>
      <text:p text:style-name="P4">female(anna).</text:p>
      <text:p text:style-name="P4">male(adam).</text:p>
      <text:p text:style-name="P4">male(john).</text:p>
      <text:p text:style-name="P4">male(mark).</text:p>
      <text:p text:style-name="P4">male(joshua).</text:p>
      <text:p text:style-name="P4">male(david).</text:p>
      <text:p text:style-name="P4"/>
      <text:p text:style-name="P4">parent(adam,helen).</text:p>
      <text:p text:style-name="P4">parent(adam,ivonne).</text:p>
      <text:p text:style-name="P4">parent(adam,anna).</text:p>
      <text:p text:style-name="P4">parent(eve,helen).</text:p>
      <text:p text:style-name="P4">parent(eve,ivonne).</text:p>
      <text:p text:style-name="P4">parent(eve,anna).</text:p>
      <text:p text:style-name="P4">parent(john,joshua).</text:p>
      <text:p text:style-name="P4">parent(helen,joshua).</text:p>
      <text:p text:style-name="P4">parent(ivonne,david).</text:p>
      <text:p text:style-name="P4">parent(mark,david).</text:p>
      <text:p text:style-name="P4"/>
      <text:p text:style-name="P4"/>
      <text:p text:style-name="P4">/*</text:p>
      <text:p text:style-name="P4">?- descendant(john,mark).</text:p>
      <text:p text:style-name="P4">false.</text:p>
      <text:p text:style-name="P4"/>
      <text:p text:style-name="P4">?- descendant(X,adam).</text:p>
      <text:p text:style-name="P4">X = helen ;</text:p>
      <text:p text:style-name="P4">X = ivonne ;</text:p>
      <text:p text:style-name="P4">X = anna ;</text:p>
      <text:p text:style-name="P4">X = joshua ;</text:p>
      <text:p text:style-name="P4">X = david ;</text:p>
      <text:p text:style-name="P4">false.</text:p>
      <text:p text:style-name="P4"/>
      <text:p text:style-name="P9">?- sister(X,ivonne).</text:p>
      <text:p text:style-name="P9">X = helen ;</text:p>
      <text:p text:style-name="P9">X = helen ;</text:p>
      <text:p text:style-name="P9">X = ivonne ;</text:p>
      <text:p text:style-name="P9">X = ivonne ;</text:p>
      <text:p text:style-name="P9">X = anna ;</text:p>
      <text:p text:style-name="P9">X = anna.</text:p>
      <text:p text:style-name="P4"/>
      <text:p text:style-name="P4">?- cousin(X,Y).</text:p>
      <text:p text:style-name="P4">X = Y, Y = joshua ;</text:p>
      <text:p text:style-name="P4">X = Y, Y = joshua ;</text:p>
      <text:p text:style-name="P4">X = joshua,</text:p>
      <text:p text:style-name="P4">Y = david ;</text:p>
      <text:p text:style-name="P4">X = joshua,</text:p>
      <text:p text:style-name="P4">Y = david ;</text:p>
      <text:p text:style-name="P4">X = david,</text:p>
      <text:p text:style-name="P4">Y = joshua ;</text:p>
      <text:p text:style-name="P4">X = david,</text:p>
      <text:p text:style-name="P4">Y = joshua ;</text:p>
      <text:p text:style-name="P4">X = Y, Y = david ;</text:p>
      <text:p text:style-name="P4">X = Y, Y = david ;</text:p>
      <text:p text:style-name="P4">false.</text:p>
      <text:p text:style-name="P4"/>
      <text:p text:style-name="P4">*/</text:p>
      <text:p text:style-name="P10">ZAD 6.</text:p>
      <text:p text:style-name="P7"/>
      <text:p text:style-name="P5">bezposrednie(wroclaw,warszawa).</text:p>
      <text:p text:style-name="P5">bezposrednie(wroclaw,krakow).</text:p>
      <text:p text:style-name="P5">bezposrednie(wroclaw,szczecin).</text:p>
      <text:p text:style-name="P5">bezposrednie(szczecin,lublin).</text:p>
      <text:p text:style-name="P5">bezposrednie(szczecin,gniezno).</text:p>
      <text:p text:style-name="P5">bezposrednie(warszawa,katowice).</text:p>
      <text:p text:style-name="P5">bezposrednie(gniezno,gliwice).</text:p>
      <text:p text:style-name="P5">bezposrednie(lublin,gliwice).</text:p>
      <text:p text:style-name="P5"/>
      <text:p text:style-name="P5">connection(X,Y):-</text:p>
      <text:p text:style-name="P5"><text:tab/>bezposrednie(X,Y).</text:p>
      <text:p text:style-name="P5">connection(X,Y):-</text:p>
      <text:p text:style-name="P5"><text:tab/>bezposrednie(X,Z),connection(Z,Y).</text:p>
      <text:p text:style-name="P5">/*</text:p>
      <text:p text:style-name="P5">?- bezposrednie(wroclaw,lublin).</text:p>
      <text:p text:style-name="P5">false.</text:p>
      <text:p text:style-name="P5"/>
      <text:p text:style-name="P5">?- bezposrednie(wroclaw,X).</text:p>
      <text:p text:style-name="P5">X = warszawa ;</text:p>
      <text:p text:style-name="P5">X = krakow ;</text:p>
      <text:p text:style-name="P5">X = szczecin.</text:p>
      <text:p text:style-name="P5"/>
      <text:p text:style-name="P5">?- bezposrednie(X,Z),bezposrednie(Z,gliwice).</text:p>
      <text:p text:style-name="P5">X = szczecin,</text:p>
      <text:p text:style-name="P5">Z = lublin .</text:p>
      <text:p text:style-name="P5"/>
      <text:p text:style-name="P5">?- bezposrednie(X,Z),bezposrednie(Z,gliwice).</text:p>
      <text:p text:style-name="P5">X = szczecin,</text:p>
      <text:p text:style-name="P5">Z = lublin ;</text:p>
      <text:p text:style-name="P5">X = szczecin,</text:p>
      <text:p text:style-name="P5">Z = gniezno ;</text:p>
      <text:p text:style-name="P5">false.</text:p>
      <text:p text:style-name="P5"/>
      <text:p text:style-name="P6">?- bezposrednie(T,X),bezposrednie(X,Z),</text:p>
      <text:p text:style-name="P6">bezposrednie(Z,gliwice).</text:p>
      <text:p text:style-name="P5">T = wroclaw,</text:p>
      <text:p text:style-name="P5">X = szczecin,</text:p>
      <text:p text:style-name="P5">Z = lublin .</text:p>
      <text:p text:style-name="P5"/>
      <text:p text:style-name="P6">?- bezposrednie(T,X),bezposrednie(X,Z),</text:p>
      <text:p text:style-name="P6">bezposrednie(Z,gliwice);</text:p>
      <text:p text:style-name="P6">bezposrednie(T,B),bezposrednie(B,gliwice);</text:p>
      <text:p text:style-name="P6">bezposrednie(T,gliwice).</text:p>
      <text:p text:style-name="P5">T = wroclaw,</text:p>
      <text:p text:style-name="P5">X = szczecin,</text:p>
      <text:p text:style-name="P5">Z = lublin ;</text:p>
      <text:p text:style-name="P5">T = wroclaw,</text:p>
      <text:p text:style-name="P5">X = szczecin,</text:p>
      <text:p text:style-name="P5">Z = gniezno ;</text:p>
      <text:p text:style-name="P5">T = szczecin,</text:p>
      <text:p text:style-name="P5">B = lublin ;</text:p>
      <text:p text:style-name="P5">T = szczecin,</text:p>
      <text:p text:style-name="P5">B = gniezno ;</text:p>
      <text:p text:style-name="P5">T = gniezno ;</text:p>
      <text:p text:style-name="P6">T = lublin. </text:p>
      <text:p text:style-name="P5">*/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>
          <style:column style:rel-width="5112*" fo:start-indent="0in" fo:end-indent="0.0874in"/>
          <style:column style:rel-width="4860*" fo:start-indent="0.0874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30:06.651653882</meta:creation-date>
    <dc:date>2017-03-01T13:51:29.243577635</dc:date>
    <meta:editing-duration>PT1H11M7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2" meta:paragraph-count="147" meta:word-count="299" meta:character-count="2340" meta:non-whitespace-character-count="2167"/>
  </office:meta>
</office:document-meta>
</file>